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10e" officeooo:paragraph-rsid="000a110e"/>
    </style:style>
    <style:style style:name="P2" style:family="paragraph" style:parent-style-name="Standard">
      <style:text-properties officeooo:rsid="000a8b9e" officeooo:paragraph-rsid="000a8b9e"/>
    </style:style>
    <style:style style:name="P3" style:family="paragraph" style:parent-style-name="Standard">
      <style:text-properties officeooo:rsid="000a8b9e" officeooo:paragraph-rsid="000a8b9e"/>
    </style:style>
    <style:style style:name="T1" style:family="text">
      <style:text-properties officeooo:rsid="000d4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 Track in Wild West Town - &lt;a href="https://www.vecteezy.com/free-vector/wild"&gt;Wild Vectors by Vecteezy&lt;/a&gt;</text:p>
      <text:p text:style-name="P1"/>
      <text:p text:style-name="P2">Old Western Town <text:s/>- &lt;a href="https://www.vecteezy.com/free-vector/sunny"&gt;Sunny Vectors by Vecteezy&lt;/a&gt;</text:p>
      <text:p text:style-name="P2"/>
      <text:p text:style-name="P2"><text:span text:style-name="T1">Table Background - </text:span>&lt;a href="https://www.vecteezy.com/free-vector/casino"&gt;Casino Vectors by Vecteezy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9:31:08.226404394</meta:creation-date>
    <dc:date>2020-04-30T23:47:31.080206334</dc:date>
    <meta:editing-duration>PT38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9" meta:character-count="317" meta:non-whitespace-character-count="290"/>
  </office:meta>
</office:document-meta>
</file>